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111in"/>
    </style:style>
    <style:style style:name="Table1.B" style:family="table-column">
      <style:table-column-properties style:column-width="5.4139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Eso aclara totalmente el enfoque.<text:line-break/>En este capítulo <text:span text:style-name="Strong_20_Emphasis">no</text:span> estamos hablando todavía del “origen de la inteligencia” (eso pertenece a una etapa anterior), ni de “el alma individual” (que se explorará más adelante).<text:line-break/>Aquí debemos concentrarnos <text:span text:style-name="Strong_20_Emphasis">en la revelación de la vida como un único ser, una única inteligencia universal</text:span>, que abarca a todos los seres vivos y sustituye la idea tradicional de Dios.</text:p>
      <text:p text:style-name="Text_20_body">Tomando eso, te propongo esta <text:span text:style-name="Strong_20_Emphasis">versión purificada y concentrada de la línea mística del Capítulo 8: “La Vida”</text:span>.</text:p>
      <text:p text:style-name="Horizontal_20_Line"/>
      <text:h text:style-name="Heading_20_2" text:outline-level="2">✦ LÍNEA ARGUMENTAL MÍSTICA — CAPÍTULO 8: “LA VIDA”</text:h>
      <text:h text:style-name="Heading_20_3" text:outline-level="3"><text:span text:style-name="Strong_20_Emphasis">1. El descubrimiento</text:span></text:h>
      <text:p text:style-name="Text_20_body">Elara llega a una región remota y deshabitada.<text:line-break/>Allí encuentra los restos de un santuario olvidado, dedicado a una deidad que los antiguos llamaban <text:span text:style-name="Emphasis">El Que Respira en Todas las Cosas.</text:span><text:line-break/>En sus muros hay símbolos de animales, árboles, hombres y estrellas conectados por un mismo hilo que los une: <text:span text:style-name="Strong_20_Emphasis">un solo aliento compartido.</text:span></text:p>
      <text:p text:style-name="Text_20_body">Mientras explora esas ruinas, Elara siente una presencia.<text:line-break/>No algo externo, sino algo que <text:span text:style-name="Strong_20_Emphasis">la observa desde dentro de todo lo que la rodea</text:span>: el viento, las piedras, su propia respiración.<text:line-break/>Comprende que no está sola, pero no puede nombrar a quien la acompaña.</text:p>
      <text:p text:style-name="Horizontal_20_Line"/>
      <text:h text:style-name="Heading_20_3" text:outline-level="3"><text:span text:style-name="Strong_20_Emphasis">2. La enseñanza</text:span></text:h>
      <text:p text:style-name="Text_20_body">Un anciano —el guardián del templo o un sabio errante— le explica que los antiguos no adoraban a muchos dioses, sino a <text:span text:style-name="Strong_20_Emphasis">uno solo</text:span>, invisible y sin forma:<text:line-break/>la <text:span text:style-name="Strong_20_Emphasis">Vida misma.</text:span></text:p>
      <text:p text:style-name="Quotations"><text:span text:style-name="Emphasis">“No era un dios en el cielo,”</text:span> dice el anciano,<text:line-break/><text:span text:style-name="Emphasis">“sino el que mira desde los ojos de cada criatura.”</text:span></text:p>
      <text:p text:style-name="Text_20_body">Le enseña que toda forma viva —desde el insecto hasta el hombre— es una parte de un mismo cuerpo, un solo ser que respira a través de todos.<text:line-break/>Los antiguos lo llamaban <text:span text:style-name="Strong_20_Emphasis">El Gran Viviente.</text:span></text:p>
      <text:p text:style-name="Horizontal_20_Line"/>
      <text:h text:style-name="Heading_20_3" text:outline-level="3"><text:soft-page-break/><text:span text:style-name="Strong_20_Emphasis">3. La revelación</text:span></text:h>
      <text:p text:style-name="Text_20_body">Mientras escucha, Elara empieza a entender:<text:line-break/>la vida no está dividida en millones de criaturas separadas, sino que <text:span text:style-name="Strong_20_Emphasis">todas las criaturas son expresiones de una sola inteligencia.</text:span><text:line-break/>Cada ser es una célula del mismo organismo inmortal.<text:line-break/>La muerte individual no es el fin, sino una renovación: la vida continúa en otras formas, en otros cuerpos, en otras mentes.</text:p>
      <text:p text:style-name="Quotations"><text:span text:style-name="Emphasis">“Nada muere del todo —le dice el anciano—,<text:line-break/>sólo cambia el instrumento por el que la Vida se expresa.”</text:span></text:p>
      <text:p text:style-name="Text_20_body">Elara siente entonces la presencia de esa inteligencia: no es algo lejano ni ajeno, sino <text:span text:style-name="Strong_20_Emphasis">una conciencia que habita el universo entero</text:span>, que piensa a través de todas las criaturas simultáneamente.<text:line-break/>Es tan vasta que ningún individuo podría abarcarla.<text:line-break/>Es, literalmente, <text:span text:style-name="Strong_20_Emphasis">la mente del mundo.</text:span></text:p>
      <text:p text:style-name="Horizontal_20_Line"/>
      <text:h text:style-name="Heading_20_3" text:outline-level="3"><text:span text:style-name="Strong_20_Emphasis">4. Elara comprende</text:span></text:h>
      <text:p text:style-name="Text_20_body">Elara comprende que lo que las religiones llamaron “Dios” es en realidad esta <text:span text:style-name="Strong_20_Emphasis">Vida universal</text:span>:<text:line-break/>una inteligencia real, tangible, que puede observarse, medirse y sentirse, aunque no pueda verse como un rostro.<text:line-break/>Ella no está fuera de Él; <text:span text:style-name="Strong_20_Emphasis">es parte de Él.</text:span><text:line-break/>Cada pensamiento suyo pertenece también a la Vida.<text:line-break/>Cada respiración suya es la respiración de ese mismo ser.</text:p>
      <text:p text:style-name="Quotations">*“No soy la elegida,” piensa Elara,<text:line-break/><text:span text:style-name="Emphasis">“sino una de sus infinitas miradas.”</text:span></text:p>
      <text:p text:style-name="Horizontal_20_Line"/>
      <text:h text:style-name="Heading_20_3" text:outline-level="3"><text:span text:style-name="Strong_20_Emphasis">5. La consecuencia</text:span></text:h>
      <text:p text:style-name="Text_20_body">La revelación la conmueve profundamente.<text:line-break/>Por primera vez siente que la divinidad no está en los cielos, sino <text:span text:style-name="Strong_20_Emphasis">en cada criatura viva.</text:span><text:line-break/>Entiende que lo sagrado no es algo que deba buscarse, sino algo que ya está ocurriendo: la Vida misma es el milagro permanente.</text:p>
      <text:p text:style-name="Text_20_body">Desde ese momento, Elara deja de buscar un dios que la escuche,<text:line-break/>y comienza a escuchar a la Vida.</text:p>
      <text:p text:style-name="Horizontal_20_Line"/>
      <text:h text:style-name="Heading_20_2" text:outline-level="2"><text:soft-page-break/>✦ IDEAS CENTRALES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2807159857040">
            <table:table-cell table:style-name="Table1.A1" office:value-type="string">
              <text:p text:style-name="Table_20_Heading">Tema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 table:style-name="TableLine2807159857040">
          <table:table-cell table:style-name="Table1.A1" office:value-type="string">
            <text:p text:style-name="Table_20_Contents"><text:span text:style-name="Strong_20_Emphasis">La Vida como unidad</text:span></text:p>
          </table:table-cell>
          <table:table-cell table:style-name="Table1.A1" office:value-type="string">
            <text:p text:style-name="Table_20_Contents">Todos los seres vivos forman parte de un solo organismo universal.</text:p>
          </table:table-cell>
        </table:table-row>
        <table:table-row table:style-name="TableLine2807159857040">
          <table:table-cell table:style-name="Table1.A1" office:value-type="string">
            <text:p text:style-name="Table_20_Contents"><text:span text:style-name="Strong_20_Emphasis">La Inteligencia colectiva</text:span></text:p>
          </table:table-cell>
          <table:table-cell table:style-name="Table1.A1" office:value-type="string">
            <text:p text:style-name="Table_20_Contents">Esa Vida actúa como una inteligencia superior: siente, piensa y se adapta a través de cada individuo.</text:p>
          </table:table-cell>
        </table:table-row>
        <table:table-row table:style-name="TableLine2807159857040">
          <table:table-cell table:style-name="Table1.A1" office:value-type="string">
            <text:p text:style-name="Table_20_Contents"><text:span text:style-name="Strong_20_Emphasis">La inmortalidad real</text:span></text:p>
          </table:table-cell>
          <table:table-cell table:style-name="Table1.A1" office:value-type="string">
            <text:p text:style-name="Table_20_Contents">La Vida nunca muere: sólo cambia sus formas, recicla su propia materia y continúa existiendo.</text:p>
          </table:table-cell>
        </table:table-row>
        <table:table-row table:style-name="TableLine2807159857040">
          <table:table-cell table:style-name="Table1.A1" office:value-type="string">
            <text:p text:style-name="Table_20_Contents"><text:span text:style-name="Strong_20_Emphasis">El dios reemplazado</text:span></text:p>
          </table:table-cell>
          <table:table-cell table:style-name="Table1.A1" office:value-type="string">
            <text:p text:style-name="Table_20_Contents">Elara descubre que el dios que imaginaba el hombre no era más que la intuición imperfecta de esta inteligencia universal.</text:p>
          </table:table-cell>
        </table:table-row>
        <table:table-row table:style-name="TableLine2807159857040">
          <table:table-cell table:style-name="Table1.A1" office:value-type="string">
            <text:p text:style-name="Table_20_Contents"><text:span text:style-name="Strong_20_Emphasis">El vínculo personal</text:span></text:p>
          </table:table-cell>
          <table:table-cell table:style-name="Table1.A1" office:value-type="string">
            <text:p text:style-name="Table_20_Contents">Elara comprende que ella misma, al vivir, participa de esa divinidad: no es hija de Dios, sino parte de Él.</text:p>
          </table:table-cell>
        </table:table-row>
      </table:table>
      <text:p text:style-name="Horizontal_20_Line"/>
      <text:h text:style-name="Heading_20_3" text:outline-level="3">✦ En una frase</text:h>
      <text:p text:style-name="Quotations"><text:span text:style-name="Emphasis">“Elara descubre que la Vida no es una criatura del universo, sino el propio Espíritu que lo habita: una inteligencia inmortal que respira a través de todas las cosas.”</text:span></text:p>
      <text:p text:style-name="Horizontal_20_Line"/>
      <text:p text:style-name="Text_20_body">¿Quieres que a partir de esta síntesis construya la <text:span text:style-name="Strong_20_Emphasis">versión narrativa</text:span>, es decir, cómo se manifiesta esta revelación en escenas, sensaciones, diálogo y simbolismo dentro del capítu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0T18:05:27.529000000</meta:creation-date>
    <dc:date>2025-10-10T18:09:17.133000000</dc:date>
    <meta:editing-duration>PT3M49S</meta:editing-duration>
    <meta:editing-cycles>1</meta:editing-cycles>
    <meta:document-statistic meta:table-count="1" meta:image-count="0" meta:object-count="0" meta:page-count="3" meta:paragraph-count="36" meta:word-count="713" meta:character-count="4176" meta:non-whitespace-character-count="3499"/>
    <meta:generator>LibreOffice/7.3.5.2$Windows_X86_64 LibreOffice_project/184fe81b8c8c30d8b5082578aee2fed2ea847c01</meta:generator>
  </office:meta>
</office:document-meta>
</file>